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6A5DC084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7.849cm" draw:z-index="0"><draw:image xlink:href="Pictures/10000000000003100000016A5DC084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5:15:27.800805024</meta:creation-date>
    <dc:date>2024-09-27T15:15:35.855985682</dc:date>
    <meta:editing-duration>PT14S</meta:editing-duration>
    <meta:editing-cycles>1</meta:editing-cycles>
    <meta:generator>LibreOffice/24.2.4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